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462cm"/>
    </style:style>
    <style:style style:name="co2" style:family="table-column">
      <style:table-column-properties fo:break-before="auto" style:column-width="13.6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ducation_ne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data_samples_Viyon Wilson [CA INTER + 9 YEARS EXPERIENCE].pdf</text:p>
          </table:table-cell>
        </table:table-row>
        <table:table-row table:style-name="ro1">
          <table:table-cell office:value-type="string" calcext:value-type="string">
            <text:p>QUALIFICA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Com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ris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(Calic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)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rinjalakuda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.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Antony’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Higher.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econdary.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(St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ard),Mala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.S.L.C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l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nvent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(St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ard),Mala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ICIENCY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Eng's Nisar CV for Sr QS &amp; Contract Engineer.pdf</text:p>
          </table:table-cell>
        </table:table-row>
        <table:table-row table:style-name="ro1">
          <table:table-cell office:value-type="string" calcext:value-type="string">
            <text:p>EDU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-Tech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Civil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walpindi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Technic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Rawalpindi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KILL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a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ministratio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alu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“vari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”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D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act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verse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chtel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corpor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oh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oh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Certific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ssu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verse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chtel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corporated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BI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d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fic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S-Acces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imaver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ditio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imaver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ersio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iew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wift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(186581605) MUK CV (1)2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cul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lwan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i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cell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o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cur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cur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nder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bmitta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neeraj goel.docx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B.Com.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Secur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69.2%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k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86.3%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II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MH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ollege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houdh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r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omplishmen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ick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tit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v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xit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aton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l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stin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ounge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F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fici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ie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pera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fic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eed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y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gnifica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hort-ter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a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ror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US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gain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ror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US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)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ivot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entu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ustr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ik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um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urab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L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ctronics)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le-Commun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L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vision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iotechnolog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L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ienc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vt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td.)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v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anie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cademics</text:p>
          </table:table-cell>
          <table:table-cell office:value-type="string" calcext:value-type="string">
            <text:p>(Resume Dr. Mahesh Chaudhary).docx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S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.hd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(Geology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mwanti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Nanda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Bahugun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Garhw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(Centr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)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inagar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Garhwal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Uttrakhand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disast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GNOU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|2005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.Sc.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(Geology)|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Hemwanti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Nanda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Bahugun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Garhw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(Centr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)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inagar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Garhwal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Uttrakhand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btain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stin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2004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Sc.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(Geology)|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Hemwanti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Nanda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Bahugun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Garhw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(Centr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)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inagar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Garhwal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Uttrakhand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btain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stin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2002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Aslam-10year exp-New (1).docx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TECH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(Comput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ounus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Kollam.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ivandrum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us-Two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(Science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v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iyyankiyickal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aminatio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erala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nth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(SSLC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v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Panmana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manayil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kollam.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amination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My_CV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al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R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ld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ersions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ybook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ickBook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Online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nm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R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Com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(F&amp;A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GNOU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t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PCC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CAI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(CV' 2016)_LOUIE ADARAYAN MONGAS.docx</text:p>
          </table:table-cell>
        </table:table-row>
        <table:table-row table:style-name="ro1">
          <table:table-cell office:value-type="string" calcext:value-type="string">
            <text:p>ATTAIN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ICENSU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AMIN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06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BU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7120" calcext:value-type="float">
            <text:p>1071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85.10%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ASTER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Town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Northern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Samar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oc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RAF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aster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oang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Northern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Samar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NARVACA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rvacan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Ilocos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Sur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mentary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RENCE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ELEMENTAR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rvacan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Ilocos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Sur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(7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tens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A/Q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vil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pect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vil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ructur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finerie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t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truction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ructur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il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phal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v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cre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way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outing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w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hole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i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nnel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pec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ul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gion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os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form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ari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ut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ponsibilit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lp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derstanding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issio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ustry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hanc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alytic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pre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derstan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ocumen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pecification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ndard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mo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gra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cell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TOCAD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AD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SOffic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row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-mailing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id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chnic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v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lexib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vidual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it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hiev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al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adithya <text:s/>s kumar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lish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layalam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ris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ity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uvattupuzha—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MTech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GP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unachala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nyakumari—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B.E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GP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1.pdf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ience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u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habi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ir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'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degree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Psych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u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habi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ir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oan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stard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'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degree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Psych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ssumptio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MINISTRACIÓ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NEFICIO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vel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Beginner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ed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vel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Beginner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ed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Excell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esent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pers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Adva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Microsof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fices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Stro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boarding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is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ces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cedur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Knowledgeab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RM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ynamic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sista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IM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tomot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bsidi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ir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fen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ustr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March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ill-August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Keep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acatio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liday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c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ployee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Provi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yro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vi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P’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imesheet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Provid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ecess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per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e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i.e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prova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sting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ploy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e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ceiv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rou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S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rt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Psych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ssumptio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ven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ctober-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ss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stin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sic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mediat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ebruar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ploye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A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pd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ch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ach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ril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ENGLISH CV.pdf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ransla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zad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rak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(gradu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05).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cord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CE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ST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N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PEH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rt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ow)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Sal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I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RT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RAJ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rt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from20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13)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Marke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ZI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RT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3&amp;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rt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from200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12)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Purcha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EG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RAKHSH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HA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3&amp;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rt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09)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Busin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RT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KHSU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3,5&amp;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ALAMO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GHT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rt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06)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ilit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Wor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medi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vel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1shanu ke head office.pdf</text:p>
          </table:table-cell>
        </table:table-row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urrent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ursu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IFRS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agappa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vanc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-jo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s-Tal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TAI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ir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inguist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icienc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it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is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efer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urrent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ursu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IFRS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agappa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vanc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-jo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s-Tal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TAI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ir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inguist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icienc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it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01-Rashid Cv.pdf</text:p>
          </table:table-cell>
        </table:table-row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toCA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S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ssociat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Civil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ultan.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toCAD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(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Draftsman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ultan.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ultan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okhaz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ultan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Engineer - Nerissa Gorospe Sagabaen, BSEcE.pdf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ihong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undatio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c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3/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omin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ilding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naiz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venu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kat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ment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celin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.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rmit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il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munication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cadem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Valenzuel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St.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Karuhatan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Valenzuela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cadem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Valenzuel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St.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Karuhatan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Valenzuela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ment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ip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mina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tend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4-15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5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3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roadb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VP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chnology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iomedic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erilo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D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PG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unication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ynopsi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S-CB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roadcas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roadcas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reau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vi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etwork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Harri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ratex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rea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telli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roadcas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ptic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Zilo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Z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1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7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5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thodolog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rcuit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croelectronic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ECHNICAL</text:p>
          </table:table-cell>
          <table:table-cell office:value-type="string" calcext:value-type="string">
            <text:p>CV-QS-Smitha.docx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GOVT.POLYTECHNIC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KOTTAYAM-KERALA-INDIA)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MI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SE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ASSOCI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MBERSHI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S-INDIA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engineer (1) (1).docx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Jodhpur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India)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i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te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Jaipu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jasthan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haran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er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ecu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ar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ob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ild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identi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ill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+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ndl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bo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clu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:</text:p>
          </table:table-cell>
          <table:table-cell office:value-type="string" calcext:value-type="string">
            <text:p>(732836332) sherry lou dungca -CV.docx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YSTE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NURS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08­2011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PETER’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ACTICAL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NURS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05­2006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Engr Arif (1).doc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B.SC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rhad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Peshawar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mbershi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ganiz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cie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A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nc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PEC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enreval-omar-capili-cv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u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public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(Philippines)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gree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u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public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(Philippines)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gree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Jithin Zacharia resume 2020_1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.Sc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(IIIT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2015-2017)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Sc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ehru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Art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imbatore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(2012-2015)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Grad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12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ee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Buddh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runagappally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table:style-name="ce1" office:value-type="string" calcext:value-type="string">
            <text:p>(2012)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(Grad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10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ee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Buddh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Karunagappally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(2010)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:</text:p>
          </table:table-cell>
          <table:table-cell office:value-type="string" calcext:value-type="string">
            <text:p>(khalaf)_(hassanin)-21-06-2016 O.docx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BSME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exandria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#PM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tens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knowled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,desig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epar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develop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QUALIFICATIONS/</text:p>
          </table:table-cell>
          <table:table-cell office:value-type="string" calcext:value-type="string">
            <text:p>01-Peter Kelly_CV -rev1.docx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-Me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rte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rveyo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MRICS)-Charte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rvey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-Fellow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rte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FCIOB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3-Pr.Q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MAQ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Professional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giste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fric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rveyors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sandeep chandaliya.pdf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fica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rtered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Accounta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C.A.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table:style-name="ce1" office:value-type="string" calcext:value-type="string">
            <text:p>(2008)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ster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M.B.F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I.C.A.I)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(2012)*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Graduat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ecuritie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PG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(Sec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Law))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table:style-name="ce1" office:value-type="string" calcext:value-type="string">
            <text:p>(2008)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L.L.B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table:style-name="ce1" office:value-type="string" calcext:value-type="string">
            <text:p>(1999)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B.com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table:style-name="ce1" office:value-type="string" calcext:value-type="string">
            <text:p>(1993)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CF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Equ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Debt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rivatives/Currencies/Commodities/Mutu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und/Insurance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umnu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die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rte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ountan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I.C.A.I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nc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M&amp;G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B.C.I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umnu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rte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ountan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I.C.A.I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umnu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lleg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umba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India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umnu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.M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Economic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umba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India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isi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cul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Exe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itte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Trainer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signmen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l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u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T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nanci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ket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umbai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chang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A.N.M.I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WIRC),Mumbai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rte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ountan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I.C.A.I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WIRC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rcl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duc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tend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gramm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N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nt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Hashir_Resume_3.1.pdf</text:p>
          </table:table-cell>
        </table:table-row>
        <table:table-row table:style-name="ro1">
          <table:table-cell office:value-type="string" calcext:value-type="string">
            <text:p>QUALIFICA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E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S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SL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ard/Univers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centage/CGP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s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el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Dr.S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amil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Nadu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tricul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S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thandam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atricul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S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thandam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tricul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85.8%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77%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NOV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TAIL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pos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tec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xytoc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ublish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chnology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(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9(16)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.17485/ijst/2016/v9i16/92211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16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Enrico_Galura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lacan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u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AjithVM_resume305271587996026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Nandhanam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Polytechnic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,Ann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iruppattur—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ploma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Vivekandh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ndar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emad—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State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table:style-name="ce1" office:value-type="string" calcext:value-type="string">
            <text:p>2008-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! <text:s/>!#A+CV-Z-GM-Real.Estate.Dvlpmnt.n.Mgmt.[A1+].doc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BA,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AUC/American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iro.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stgraduate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stat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;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hapli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anagement;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U/Florid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iscayne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Campus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Miami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lorida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ponso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irmo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te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c.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L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A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e-ye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askfor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jor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eopening/Opening/Launch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ge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irmo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te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c.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lorid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A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wo-yea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st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MP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C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ministration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jor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cul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min.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conomic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eig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d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iro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gypt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SE/Germ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iro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(Masood)Electrical Engineer CV.docx</text:p>
          </table:table-cell>
        </table:table-row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Karachi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Pakistan.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Gov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.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Karachi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Pakistan.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VIJAY K iOS.pdf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​wor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DK’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coaTouch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IKit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cod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ilder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rument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si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vanc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chnolog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clu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catio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pKit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ogleMap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yout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lf-learn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form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te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ple’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tform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inuous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cus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vi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cell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ea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intainabl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form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de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essional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sonabl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lexib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hie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bjective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sign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​iOS​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​Develop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​iOS​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ment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t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s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Pa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pl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wift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Cod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DK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co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amework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​ACADAM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TAIL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​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Hindusthan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Tamilnadu.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jor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(60%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​Declaration​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re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cla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urnish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ru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lief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ou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ithfull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IJA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6.pdf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'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degree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Hotel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all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Benild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3/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ila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an'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is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06-200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3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imes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imes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imes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05-200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3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imes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04-200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imes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,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Emirate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cadem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ubai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Emirates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ir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adem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co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ôteliè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usanne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ubai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ir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table:style-name="ce1" office:value-type="string" calcext:value-type="string">
            <text:p>5/7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Hotel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stitution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all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t.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Benild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ila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resume_Meyer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nalytic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rt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alifornia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ant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ruz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PA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001SARAVANAN RESUME-1.docx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s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k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SLC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boy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Pattukkottai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SC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boy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Pattukkottai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CE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Diploma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Polytechnic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rantahangi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- MEP MANAGER -.docx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E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(Electrical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2YEA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UL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.A.E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IR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CADEMIA</text:p>
          </table:table-cell>
          <table:table-cell office:value-type="string" calcext:value-type="string">
            <text:p>ca manoj k <text:s/>jain.docx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.A.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hartered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ccountant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ov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(Sco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medi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amination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Com.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i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Ahily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Vishwavidhyalay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dore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Com.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i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Ahily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Vishwavidhyalay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dore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icienc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hily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ishwavidhyalay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o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it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o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CA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Engr Kamran.docx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B.E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2007-2010)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ss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vis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hran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Jamshoro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9001-200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:</text:p>
          </table:table-cell>
          <table:table-cell office:value-type="string" calcext:value-type="string">
            <text:p>(khalaf)_(hassanin)-06-07-2015g.docx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BSME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exandria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#PM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tens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knowled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,desig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epar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develop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:</text:p>
          </table:table-cell>
          <table:table-cell office:value-type="string" calcext:value-type="string">
            <text:p>$RVGYDNR.docx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ntro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Escola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ndiola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Manila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soci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ez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fica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Excell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pl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l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fic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ob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plication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net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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hotograph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ideograph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Fluenc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ritte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Excell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Englis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abic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Typ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P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High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dic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ll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r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kill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ien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itiat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kill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Desirou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hiev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lleng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low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aningfu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ibu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any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4.pdf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ubai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ir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'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degree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Psych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'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degree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Psych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coleto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quivalent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bu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PECIALT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es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swer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ourc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es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swer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es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swer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ri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es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swer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ci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es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swer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4/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vaz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col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an'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is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kno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peak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eti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mi-finali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uden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P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ove]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mi-fina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department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rliament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etition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form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cell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utstan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way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a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itiat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v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assro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tivitie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ntor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ach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sycholog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coletos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Philippines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P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PA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7/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7.pdf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ience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ir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'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degree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Nurs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Emirates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thlee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illanuev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'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degree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Nurs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ellano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cruit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boar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vel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Expert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vel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Expert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1-My Resume 2016.docx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meric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iro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iro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dge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nanci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id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ac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vanc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imaver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imaver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M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ultatio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iro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t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alth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IS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9001:2008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HS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8001:2007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0013:2001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19011:200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pter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iro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quivalent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M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SSION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iro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Facul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ngineering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Sc.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u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cre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Ram J_CV 2020 (1)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Nottingham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Sc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UNiM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Com,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Ivanio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rivandrum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endriya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Vidyalay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ISSCE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Pattom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Trivandrum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mbrid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torol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t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alueVis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alueSell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soci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peechcraf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astmast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5.pdf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'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degree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l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Davao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pilongo@hcdc.edu.p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rti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l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Davao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c.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.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Avenue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Davao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Awarde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go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rgy.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Cogon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Babak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Dist.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IGaCo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lutatori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mentary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Cogon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Elementar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rgy.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Cogon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Babak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Dist.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IGaCo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lutatori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MINARS/WORKSHO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5,20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gram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9-Da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pabil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perviso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ad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fl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oom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flocor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mos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nang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va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cilit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el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ls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el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iran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4-25,20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ffect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HR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sciplin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cruit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sciplin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cruitment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tel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mu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.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va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cilit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ultanc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exi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arz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2-23,20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et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ri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pea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floc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oom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floc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ldg.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mos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na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va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cilit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enevie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orol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7,20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rac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2015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hol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pd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crot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yndham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mos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va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cilit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az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urill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lup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6,20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vocac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min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ployees’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innac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ite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venu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va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cilit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ployees’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iss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ndana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fer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uden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annual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ctober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min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u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bu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ctober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min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va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lleg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c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ve.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va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AnoopRajendranCV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ottayam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Hs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SSLC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Visu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rukach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S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F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OO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JENDR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(A) - Senior Planning Engineer - Tamer Ibrahim Karbouna <text:s text:c="27"/>MBA.pdf</text:p>
          </table:table-cell>
        </table:table-row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BA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ster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.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Academ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ience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aritim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(AAST)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.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Academ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ience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aritim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ransport.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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dw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shafaa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reet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liy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gio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iyadh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ud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abia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she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ahri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reet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liopoli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iro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u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Giz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unnel)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cell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no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P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SGresume-1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cknell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wisburg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S.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Physic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nor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Relation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larship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u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(Civil Engineer CV ) UAE (06-02-2016).pdf</text:p>
          </table:table-cell>
        </table:table-row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2008-2012)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Lahor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ploy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ploy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T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‫نشاءات‬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‫(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ياس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لال‬SHARJAH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AE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ArjunB_resume373311588111131.pdf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lu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imited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ivandrum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lu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imi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yste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ftwar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-Boo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-Tes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ftware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urth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tai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vid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p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quest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15-07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2018-05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: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Vazhich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ivandrum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11-03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2012-04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SL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15-07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2018-05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: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Vazhich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ivandrum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11-03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2012-04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SLC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ivandrum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13-05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2015-04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rning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tie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apt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pd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end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chnologie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ss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ing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est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fficient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ependently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tai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irth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5-06-199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tionality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lig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ndu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x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ther'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bu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ther'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nith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re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cla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rticula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ru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(SALES) MUHAMMAD WAQAS FAROOQ 608.pdf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3.5Years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Maj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keting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GPA-3.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Punjab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Lahore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uate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B-Com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s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Punjab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Lahore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mediate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F-SC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Islami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Lahore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triculation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had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Bagh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Lahore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2.pdf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ir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ster'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gre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dm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ster'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gre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rdiﬀ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Prifysg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aerdydd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rdiﬀ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Kingdom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,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ESTFORD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harjah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Emirates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'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degree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psych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rio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watt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ubai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Emirates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3/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PECIALT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utloo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es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swer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es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swer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P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es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swer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es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swer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ﬃ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es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swer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ardiff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Metropolita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ecutive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Westford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anagement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Dubai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6/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psych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Herio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Watt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Dubai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midi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Dubai.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CV-Rajesh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terial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Tech.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(Mechanic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IMM,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Mumbai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chin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ursu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;</text:p>
          </table:table-cell>
          <table:table-cell office:value-type="string" calcext:value-type="string">
            <text:p>1.JKS - CM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E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rnatak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B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imaver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dit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9001:200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RC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ed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TIONALITY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(planning &amp; cost control engineer ) Eng <text:s/>Ahmed <text:s/>Helal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mbershi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yndic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gypti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yndic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40/00582)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ud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nc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(291275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_Shorouk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Academy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gypt.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u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fi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ientif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Department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u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s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u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pert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teria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Excell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)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a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epar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ning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imaver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imaver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hee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ai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D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imaver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toCAD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(2D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Academ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ience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aritim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ransport.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imaver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AAC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(Sr Cost Engineer <text:s/>Cost Consultant Marine 8-04-2015) .pdf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urvey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·Sheffield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Hallam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K.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urveying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K.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Technic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nduc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ICTAD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nist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nka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rd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ic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mpara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Lanka.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ccessful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Lank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ccessful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toCAD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2000/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duc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Vocation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uthor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Lank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(Industri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)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MBERSHIP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____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'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r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ril’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AIQS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MILIAR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NDA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ASUREMEN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AC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SMM7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incipl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POMI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nk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rveyo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vel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SSLS573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CESMM3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ac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D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88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INUE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ESSI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CPD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____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PDs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a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PDs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rawans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maratung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liver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cell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khe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r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lish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medi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i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poin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cie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ITERAC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___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ckag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raf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toCA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er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redg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clam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epar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Q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VERE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CV-QS- Ashan.pdf</text:p>
          </table:table-cell>
        </table:table-row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Sc.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(Hons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urvey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conomic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oratuwa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Lanka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redi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IC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CE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Q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IQ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ZIQ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3.8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PA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ward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e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am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rte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ountan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[CIMA]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amin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qui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pec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ld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M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vanc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M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com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M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SS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NALI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c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s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lin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amin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OCUMEN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SMM7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tai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NR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CESM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4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incipl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POMI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nk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S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573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CTA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act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nk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B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ersions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D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a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1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i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BSR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HSR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[4]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(Aug-15) Resume for Supply Chain Specialist. (M. SAAD <text:s/>MUKHTAR)...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ster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BA,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Punjab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Lahore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2011-2013)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2004-2005)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anagement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Sc.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Mechanical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Lahore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2000-2004)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ifi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pp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certif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hiev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87%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ward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pp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lia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01-Jun-2015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Alex M John R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VANCED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NALYTIC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ee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hitr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hirun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ngineering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rivandrum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WARD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OLL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CKE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tholic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thanamthitt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oll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cke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3.pdf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ubai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ir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quivalent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un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quivalent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Recoleto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Emirates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vi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3/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quivalent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anz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rehens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Calder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ment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ir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PECIALT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es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swer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s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es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swer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view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es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swer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urc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es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swer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cruit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estion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swer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fication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vailabil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ocu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view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s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ob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fi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d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view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ndid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r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r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rv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aly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earcher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pdat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quirement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epa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f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tt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ndidate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boar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r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rv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rtner/budd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rougho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iod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yc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cruitment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ecut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lt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ldwid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ockwe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nter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si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t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derstand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tel'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uarante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erv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o-show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cess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posi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erv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fficiently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cess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erv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il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lephon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lex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bl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yste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ferral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cess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erv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fic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partment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v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gent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6/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now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ll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tu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te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nefi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ckag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ck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vailabilit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si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ervation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lp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venu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ccupanc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ecast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lt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rand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tel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WARD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re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+Play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S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lu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Recogni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mb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cruit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ceed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argets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TAIN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vi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verin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l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mpu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A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unication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coleto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vi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A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unication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anz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rehens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lder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menta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7/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) ANASHIR (CIVIL ENGINEER).pdf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chnic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leva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d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ridg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eme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llec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formatio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vestiga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i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lution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erify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ther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derstan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cesse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ckag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tail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sign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in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thodicall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sig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+2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cv-quantity+surveyor.compressed.pdf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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TEC-HND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pecializ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ilding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ructur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ward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Lank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dvanced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ic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(SLIATE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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IMAVER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P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8.2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ward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DD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entr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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rvey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vel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rticip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rve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m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ys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rvey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pp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yathalaw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Sr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anka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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stim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clud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ND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(Engineer.Sherif)C.V (3)(1)(2) (1).doc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gistr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.Sc.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August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2008)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jor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munication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sr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Facul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ing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t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e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u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tom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Metro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e: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cell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tr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ul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tr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gramm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mul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mbershi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gypti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yndic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72/087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eder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a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6/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(589303419) CV (1) (3).pdf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BA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Hamdard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Karachi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(Pakistan)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UE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Lahor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Pakistan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ience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presentat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neywell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volv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chno-Commerci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urc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l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pu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ppli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xboro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neywell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tc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urth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ponsibilit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et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rticip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nder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ocumentatio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endo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P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acto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chanical/Electric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l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rvic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aditya bhartia (copy)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soci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rte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ounta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ea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amin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1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si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ea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amin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9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si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merce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hri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mmerce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76%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cu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Hons.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ward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FJ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und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RC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umn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larship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cellence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BSE(Clas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XII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havir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92%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pp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II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cur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iad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ountanc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I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BSE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(Clas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havir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89%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TIVITIES/PERS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ppoin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presen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XI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Und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ricke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urnament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el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uwahat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:</text:p>
          </table:table-cell>
          <table:table-cell office:value-type="string" calcext:value-type="string">
            <text:p>2 - CV MPS 2015.docx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;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Visayas;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ebu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# Nikhil K. Anto Project Enigineer Mecahnical MEP HVAC.pdf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+971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+91-812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/nikhilkan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’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SI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NGINEERING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OTY.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ADAM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GR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RA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HALAIL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BE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12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SEART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SONNE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cell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ssess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monstr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ilit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e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adline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(engineer) OMAR CV-2.docx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itu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slamic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table:style-name="ce1" office:value-type="string" calcext:value-type="string">
            <text:p>(2007)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1.mechanical engineer. Muneer abuhmaid 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Glasgow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Caledonian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Sc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ervice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A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anuary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6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Mechatronic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athad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GANIZ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MBERSHI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ordania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sociatio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ud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sociatio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Layla_Martin_Resume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pervis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rning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kpropagatio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cogni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N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eprocess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ngerpri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mag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tric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tla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form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gram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thematic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del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dergradu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form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V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tlab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nk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a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feren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n’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sketba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ntral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an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gorith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tlab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esident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cie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ptai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men’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cc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acher’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sistant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tronom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13-20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13-20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john_smith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en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jor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u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ent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PA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GNIFICA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WO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nanc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incipl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(744782682) MOHAMMED AWAD RESUME.pdf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Hons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GP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.274" calcext:value-type="float">
            <text:p>3.27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uala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Lumpu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frastructur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(KLIUC)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jang,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tudie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Build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nstruction)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e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Excellent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Nas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ic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hartoum-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eparato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DB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string" calcext:value-type="string">
            <text:p>mehul m modi.docx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COM.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Bombay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(June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1989)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hartered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Accountant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hartered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ccountants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(November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1994)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Graduat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ecuritie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urse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College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umbai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(May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2004)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1WCVADH.docx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Abu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Dhabi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Abu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Dhabi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SanDiego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Diego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SanDiego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Diego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ddress:</text:p>
          </table:table-cell>
          <table:table-cell office:value-type="string" calcext:value-type="string">
            <text:p>(Civil Engineer).docx</text:p>
          </table:table-cell>
        </table:table-row>
        <table:table-row table:style-name="ro1">
          <table:table-cell office:value-type="string" calcext:value-type="string">
            <text:p>Alex-Egyp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fi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sc.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r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b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.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ou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ten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o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ou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pectab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ganization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clo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.V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ou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view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ideration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id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chnic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kill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thusias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low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com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ou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ganization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an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ou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tention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ncerely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d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ousse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data_samples_Sreelekshmy Selvin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mrita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mrit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.Tech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putation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P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BS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Women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.Tech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P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.M.R.H.S.S,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2th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centa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3.66" calcext:value-type="float">
            <text:p>93.6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.M.R.H.S.S,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SLC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centa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15-20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11-20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09-20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08-200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E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r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ar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Engy El-Sherif.docx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ualifi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lf-motiv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6+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ienc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tectio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tering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sting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nitor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bstatio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nist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ctric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newab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gypt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ienc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issio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nd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por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eekl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gr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strument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tivit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te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chine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Department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iro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(La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e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%)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iro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gypt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u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bst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Kem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ctory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wan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SSVIP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Pow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yste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mulat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gram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Grade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%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ut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ience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issio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ET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nist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ctric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gypti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ctric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nsmiss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nitor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eb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w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-volta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etwork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rmonic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ipp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alysi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nsi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us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Q-Bo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0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M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anitz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Power)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por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llow-u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bil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ad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rmonic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-harmonic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BSc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Machines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Department,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iro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,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(La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e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%)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iro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gypt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u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bst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Kem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actory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wan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SSVIP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Pow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ystem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mulat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gram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Grade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%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ut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perience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issio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ET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nist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ctric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gypti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ctric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nsmiss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nitor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eb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w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-volta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etwork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rmonic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ipp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alysi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nsi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us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Q-Bo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0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M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anitz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Power)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por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llow-u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bil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ads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armonic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-harmonics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ergis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llow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missio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cedur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r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cedur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or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andard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Pow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nsform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66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ransform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11kV/400V)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evelo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e-energis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-site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:</text:p>
          </table:table-cell>
          <table:table-cell office:value-type="string" calcext:value-type="string">
            <text:p>1-TALAL HAYDARI C.V..pdf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(Wit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nors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viv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Polytechnic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,1992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s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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MP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u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ronto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B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epar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u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ronto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ertification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gress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llege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ronto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tegr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u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ronto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cur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umbe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oronto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emina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terial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cern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!V 111.docx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ng.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Hons.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Heriot-Watt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ubai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Campu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2011-2016),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Edinbur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ampu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exchang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14-2015)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ssert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“Fini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i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ubai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AE”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e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il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oad-settl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ehavi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ini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odell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il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assic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#4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mat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2008-2011)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iplom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esting.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hobbi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Workshop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IESE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“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nvironment”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Almat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zakhstan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(2015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dia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Almat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zakhstan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(2014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complish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usici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piano)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Kazakhst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cadem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stana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00-2008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zak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urmangaz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servato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2009-2010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dinburg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ocie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usician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“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iv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oom”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piani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taurant)(Edinburgh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K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2014-2015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“Moscow”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pianis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staurant)(Almat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zakhstan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2010-2011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warde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eti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ianis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Almat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zakhstan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(2007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rawin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rt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mai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lmat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zakhstan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2001-2006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warde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mpetiti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“Histor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zakhstan”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(Almaty,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Kazakhstan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(2011)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|Educational</text:p>
          </table:table-cell>
          <table:table-cell office:value-type="string" calcext:value-type="string">
            <text:p>(Zakaria.Mohab.07.24.2016).doc</text:p>
          </table:table-cell>
        </table:table-row>
        <table:table-row table:style-name="ro1">
          <table:table-cell office:value-type="string" calcext:value-type="string">
            <text:p>Qualification: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Bachelor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Al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Hosn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u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Dhabi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U.A.E.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200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radua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-Graduation Year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High</text:p>
          </table:table-cell>
          <table:table-cell office:value-type="string" calcext:value-type="string">
            <text:p>B-Degre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Graduate</text:p>
          </table:table-cell>
          <table:table-cell office:value-type="string" calcext:value-type="string">
            <text:p>I-Degree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Al</text:p>
          </table:table-cell>
          <table:table-cell office:value-type="string" calcext:value-type="string">
            <text:p>B-College Name</text:p>
          </table:table-cell>
        </table:table-row>
        <table:table-row table:style-name="ro1">
          <table:table-cell office:value-type="string" calcext:value-type="string">
            <text:p>Dhafra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I-College 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u</text:p>
          </table:table-cell>
          <table:table-cell office:value-type="string" calcext:value-type="string">
            <text:p>B-Location</text:p>
          </table:table-cell>
        </table:table-row>
        <table:table-row table:style-name="ro1">
          <table:table-cell office:value-type="string" calcext:value-type="string">
            <text:p>Dhabi,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U.A.E.</text:p>
          </table:table-cell>
          <table:table-cell office:value-type="string" calcext:value-type="string">
            <text:p>I-Location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199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B-Graduation Year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1:37:35.626006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27T12:52:49.579955302</dc:date>
    <meta:editing-duration>PT23M37S</meta:editing-duration>
    <meta:editing-cycles>4</meta:editing-cycles>
    <meta:generator>LibreOffice/6.3.5.2$Linux_X86_64 LibreOffice_project/30$Build-2</meta:generator>
    <meta:document-statistic meta:table-count="1" meta:cell-count="17416" meta:object-count="0"/>
  </office:meta>
</office:document-meta>
</file>